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exia readable" svg:font-family="'Lexia readable'"/>
    <style:font-face style:name="Lohit Devanagari1" svg:font-family="'Lohit Devanagari'"/>
    <style:font-face style:name="Ruluko" svg:font-family="Ruluko"/>
    <style:font-face style:name="artika" svg:font-family="artika"/>
    <style:font-face style:name="BlackChancery" svg:font-family="BlackChancery" style:font-pitch="variable"/>
    <style:font-face style:name="Gabriela" svg:font-family="Gabriela" style:font-pitch="variable"/>
    <style:font-face style:name="Marmelad" svg:font-family="Marmelad" style:font-pitch="variable"/>
    <style:font-face style:name="Quicksand Light" svg:font-family="'Quicksand Light'" style:font-pitch="variable"/>
    <style:font-face style:name="ZCOOL XiaoWei" svg:font-family="'ZCOOL XiaoWei'" style:font-pitch="variable"/>
    <style:font-face style:name="Liberation Serif" svg:font-family="'Liberation Serif'" style:font-family-generic="roman" style:font-pitch="variable"/>
    <style:font-face style:name="Balsamiq Sans" svg:font-family="'Balsamiq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tika" fo:font-size="20pt" officeooo:rsid="000f770e" officeooo:paragraph-rsid="000f770e" style:font-size-asian="20pt" style:font-size-complex="20pt"/>
    </style:style>
    <style:style style:name="P2" style:family="paragraph" style:parent-style-name="Standard">
      <style:text-properties fo:color="#c9211e" style:font-name="artika" fo:font-size="20pt" officeooo:rsid="000f770e" officeooo:paragraph-rsid="000f770e" style:font-size-asian="20pt" style:font-size-complex="20pt"/>
    </style:style>
    <style:style style:name="P3" style:family="paragraph" style:parent-style-name="Standard">
      <style:text-properties fo:color="#c9211e" fo:font-size="20pt" officeooo:rsid="0011edff" officeooo:paragraph-rsid="0011edff" fo:background-color="#ffff00" style:font-size-asian="20pt" style:font-size-complex="20pt"/>
    </style:style>
    <style:style style:name="P4" style:family="paragraph" style:parent-style-name="Standard">
      <style:text-properties fo:color="#c9211e" style:font-name="Gabriela" fo:font-size="20pt" officeooo:rsid="0011edff" officeooo:paragraph-rsid="0011edff" fo:background-color="#ffff00" style:font-size-asian="20pt" style:font-size-complex="20pt"/>
    </style:style>
    <style:style style:name="P5" style:family="paragraph" style:parent-style-name="Standard">
      <style:text-properties fo:color="#c9211e" style:font-name="Balsamiq Sans" fo:font-size="20pt" officeooo:rsid="0011edff" officeooo:paragraph-rsid="0011edff" fo:background-color="#ffff00" style:font-size-asian="20pt" style:font-size-complex="20pt"/>
    </style:style>
    <style:style style:name="P6" style:family="paragraph" style:parent-style-name="Standard">
      <style:text-properties fo:color="#c9211e" style:font-name="Marmelad" fo:font-size="20pt" officeooo:rsid="0011edff" officeooo:paragraph-rsid="0011edff" fo:background-color="#ffff00" style:font-size-asian="20pt" style:font-size-complex="20pt"/>
    </style:style>
    <style:style style:name="P7" style:family="paragraph" style:parent-style-name="Standard">
      <style:text-properties fo:color="#c9211e" style:font-name="Marmelad" fo:font-size="20pt" officeooo:rsid="000f770e" officeooo:paragraph-rsid="000f770e" fo:background-color="#ffff00" style:font-size-asian="20pt" style:font-size-complex="20pt"/>
    </style:style>
    <style:style style:name="P8" style:family="paragraph" style:parent-style-name="Standard">
      <style:text-properties style:font-name="Lexia readable" fo:font-size="20pt" officeooo:rsid="000f770e" officeooo:paragraph-rsid="000f770e" style:font-size-asian="20pt" style:font-size-complex="20pt"/>
    </style:style>
    <style:style style:name="P9" style:family="paragraph" style:parent-style-name="Standard">
      <style:text-properties style:font-name="Ruluko" fo:font-size="20pt" officeooo:rsid="000f770e" officeooo:paragraph-rsid="000f770e" style:font-size-asian="20pt" style:font-size-complex="20pt"/>
    </style:style>
    <style:style style:name="P10" style:family="paragraph" style:parent-style-name="Standard">
      <style:text-properties style:font-name="Marmelad" fo:font-size="20pt" officeooo:rsid="000f770e" officeooo:paragraph-rsid="000f770e" style:font-size-asian="20pt" style:font-size-complex="20pt"/>
    </style:style>
    <style:style style:name="P11" style:family="paragraph" style:parent-style-name="Standard">
      <style:text-properties style:font-name="Balsamiq Sans" fo:font-size="20pt" officeooo:rsid="000f770e" officeooo:paragraph-rsid="000f770e" style:font-size-asian="20pt" style:font-size-complex="20pt"/>
    </style:style>
    <style:style style:name="P12" style:family="paragraph" style:parent-style-name="Standard">
      <style:text-properties style:font-name="BlackChancery" fo:font-size="20pt" officeooo:rsid="000f770e" officeooo:paragraph-rsid="0011edff" style:font-size-asian="20pt" style:font-size-complex="20pt"/>
    </style:style>
    <style:style style:name="P13" style:family="paragraph" style:parent-style-name="Standard">
      <style:text-properties style:font-name="Gabriela" fo:font-size="20pt" officeooo:rsid="000f770e" officeooo:paragraph-rsid="0011edff" style:font-size-asian="20pt" style:font-size-complex="20pt"/>
    </style:style>
    <style:style style:name="P14" style:family="paragraph" style:parent-style-name="Standard">
      <style:text-properties fo:font-size="20pt" officeooo:rsid="000f770e" officeooo:paragraph-rsid="000f770e" style:font-size-asian="20pt" style:font-size-complex="20pt"/>
    </style:style>
    <style:style style:name="P15" style:family="paragraph" style:parent-style-name="Standard">
      <style:text-properties fo:color="#2a6099" style:font-name="Ruluko" fo:font-size="20pt" officeooo:rsid="000f770e" officeooo:paragraph-rsid="000f770e" style:font-size-asian="20pt" style:font-size-complex="20pt"/>
    </style:style>
    <style:style style:name="P16" style:family="paragraph" style:parent-style-name="Standard">
      <style:text-properties style:font-name="ZCOOL XiaoWei" fo:font-size="20pt" officeooo:rsid="000f770e" officeooo:paragraph-rsid="00125207" style:font-size-asian="20pt" style:font-size-complex="20pt"/>
    </style:style>
    <style:style style:name="P17" style:family="paragraph" style:parent-style-name="Standard">
      <style:text-properties style:font-name="ZCOOL XiaoWei" fo:font-size="20pt" officeooo:rsid="00125207" officeooo:paragraph-rsid="00125207" style:font-size-asian="20pt" style:font-size-complex="20pt"/>
    </style:style>
    <style:style style:name="P18" style:family="paragraph" style:parent-style-name="Standard">
      <style:text-properties style:font-name="Quicksand Light" fo:font-size="20pt" officeooo:rsid="000f770e" officeooo:paragraph-rsid="00125207" style:font-size-asian="20pt" style:font-size-complex="20pt"/>
    </style:style>
    <style:style style:name="T1" style:family="text">
      <style:text-properties officeooo:rsid="0011edff"/>
    </style:style>
    <style:style style:name="T2" style:family="text">
      <style:text-properties fo:color="#2a60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tika</text:p>
      <text:p text:style-name="P1">Tenemos los mejores manjares de la tierra bienvenidos a nuestra huerta biológica.</text:p>
      <text:p text:style-name="P1"/>
      <text:p text:style-name="P8">Lexia readable</text:p>
      <text:p text:style-name="P8">Tenemos los mejores manjares de la tierra bienvenidos a nuestra huerta biológica.</text:p>
      <text:p text:style-name="P8"/>
      <text:p text:style-name="P15">Ruluko <text:span text:style-name="T1">titulo3</text:span></text:p>
      <text:p text:style-name="P9"><text:span text:style-name="T2">Tenemos los mejores manjares de la tierra bienvenidos a nuestra huerta bio</text:span>lógica.</text:p>
      <text:p text:style-name="P6">input</text:p>
      <text:p text:style-name="P7">Tenemos los mejores manjares de la tierra bienvenidos a nuestra huerta biológica.</text:p>
      <text:p text:style-name="P7">Marmelad</text:p>
      <text:p text:style-name="P10"/>
      <text:p text:style-name="P5">Titulo2</text:p>
      <text:p text:style-name="P11">Tenemos los mejores manjares de la tierra bienvenidos a nuestra huerta biológica.</text:p>
      <text:p text:style-name="P11">Balsamiq Sans</text:p>
      <text:p text:style-name="P14"/>
      <text:p text:style-name="P3">Titulo1</text:p>
      <text:p text:style-name="P12">BlackChancery</text:p>
      <text:p text:style-name="P12">Tenemos los mejores manjares de la tierra bienvenidos a nuestra huerta biológica.</text:p>
      <text:p text:style-name="P4">Texto de bienvenida</text:p>
      <text:p text:style-name="P13">Gabriela</text:p>
      <text:p text:style-name="P13">Tenemos los mejores manjares de la tierra bienvenidos a nuestra huerta biológica.</text:p>
      <text:p text:style-name="P13"/>
      <text:p text:style-name="P16"><text:soft-page-break/>ZCOOL XiaoWei</text:p>
      <text:p text:style-name="P16">Tenemos los mejores manjares de la tierra bienvenidos a nuestra huerta biológica.</text:p>
      <text:p text:style-name="P16"/>
      <text:p text:style-name="P17">Tablas</text:p>
      <text:p text:style-name="P18">Tenemos los mejores manjares de la tierra bienvenidos a nuestra huerta biológica.</text:p>
      <text:p text:style-name="P18">Quicksand Ligh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exia readable" svg:font-family="'Lexia readable'"/>
    <style:font-face style:name="Lohit Devanagari1" svg:font-family="'Lohit Devanagari'"/>
    <style:font-face style:name="Ruluko" svg:font-family="Ruluko"/>
    <style:font-face style:name="artika" svg:font-family="artika"/>
    <style:font-face style:name="BlackChancery" svg:font-family="BlackChancery" style:font-pitch="variable"/>
    <style:font-face style:name="Gabriela" svg:font-family="Gabriela" style:font-pitch="variable"/>
    <style:font-face style:name="Marmelad" svg:font-family="Marmelad" style:font-pitch="variable"/>
    <style:font-face style:name="Quicksand Light" svg:font-family="'Quicksand Light'" style:font-pitch="variable"/>
    <style:font-face style:name="ZCOOL XiaoWei" svg:font-family="'ZCOOL XiaoWei'" style:font-pitch="variable"/>
    <style:font-face style:name="Liberation Serif" svg:font-family="'Liberation Serif'" style:font-family-generic="roman" style:font-pitch="variable"/>
    <style:font-face style:name="Balsamiq Sans" svg:font-family="'Balsamiq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5:39:38.831329697</meta:creation-date>
    <dc:date>2020-11-12T12:07:44.871532637</dc:date>
    <meta:editing-duration>PT20M3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129" meta:character-count="877" meta:non-whitespace-character-count="771"/>
  </office:meta>
</office:document-meta>
</file>